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600005C2400003397DC8F710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587cm" svg:height="13.206cm" svg:x="2.264cm" svg:y="3.949cm">
          <draw:image xlink:href="Pictures/2000007600005C2400003397DC8F710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10T21:13:24</meta:creation-date>
    <dc:date>2009-08-10T21:14:33</dc:date>
    <dc:language>en-US</dc:language>
    <meta:editing-cycles>2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